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22in"/>
    </style:style>
    <style:style style:name="co3" style:family="table-column">
      <style:table-column-properties fo:break-before="auto" style:column-width="1.0811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4" style:family="table-cell" style:parent-style-name="Default" style:data-style-name="N2">
      <style:table-cell-properties style:diagonal-bl-tr="none" style:diagonal-tl-br="none" fo:border="none" fo:padding="0.028in" style:rotation-align="none"/>
    </style:style>
    <style:style style:name="ce5" style:family="table-cell" style:parent-style-name="Default">
      <style:table-cell-properties fo:padding="0.028in"/>
    </style:style>
    <style:style style:name="ce6" style:family="table-cell" style:parent-style-name="Default">
      <style:table-cell-properties style:diagonal-bl-tr="none" style:diagonal-tl-br="none" fo:border="none" fo:padding="0.028in" style:rotation-align="none"/>
    </style:style>
    <style:style style:name="ce7"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8" style:family="table-cell" style:parent-style-name="Default" style:data-style-name="N84">
      <style:table-cell-properties style:diagonal-bl-tr="none" style:diagonal-tl-br="none" fo:border="none" fo:padding="0.028in" style:rotation-align="none"/>
    </style:style>
    <style:style style:name="ce9"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14" style:family="table-cell" style:parent-style-name="Default" style:data-style-name="N2">
      <style:table-cell-properties fo:padding="0.028in"/>
    </style:style>
    <style:style style:name="ce15"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4"/>
        <table:table-column table:style-name="co1" table:default-cell-style-name="ce1"/>
        <table:table-column table:style-name="co2" table:default-cell-style-name="ce6"/>
        <table:table-column table:style-name="co3" table:default-cell-style-name="ce6"/>
        <table:table-column table:style-name="co1" table:default-cell-style-name="ce1"/>
        <table:table-column table:style-name="co3" table:default-cell-style-name="ce15"/>
        <table:table-column table:style-name="co1" table:number-columns-repeated="3" table:default-cell-style-name="ce4"/>
        <table:table-column table:style-name="co1" table:default-cell-style-name="ce6"/>
        <table:table-row table:style-name="ro1">
          <table:table-cell table:style-name="ce1" office:value-type="string" calcext:value-type="string">
            <text:p>PETSA</text:p>
          </table:table-cell>
          <table:table-cell table:style-name="ce8" office:value-type="date" office:date-value="2020-03-26" calcext:value-type="date">
            <text:p>2020-03-26</text:p>
          </table:table-cell>
          <table:table-cell office:value-type="string" calcext:value-type="string">
            <text:p>THURSDAY</text:p>
          </table:table-cell>
          <table:table-cell/>
          <table:table-cell table:style-name="ce6" table:number-columns-repeated="5"/>
          <table:table-cell/>
        </table:table-row>
        <table:table-row table:style-name="ro1">
          <table:table-cell table:style-name="ce2" office:value-type="string" calcext:value-type="string">
            <text:p>CASH</text:p>
          </table:table-cell>
          <table:table-cell table:style-name="ce2" office:value-type="string" calcext:value-type="string">
            <text:p>STORED</text:p>
          </table:table-cell>
          <table:table-cell table:style-name="ce2" office:value-type="string" calcext:value-type="string">
            <text:p>COINS</text:p>
          </table:table-cell>
          <table:table-cell table:style-name="ce2" office:value-type="string" calcext:value-type="string">
            <text:p>ACTUAL TOTAL</text:p>
          </table:table-cell>
          <table:table-cell table:style-name="ce6" table:number-columns-repeated="2"/>
          <table:table-cell table:style-name="ce2" office:value-type="string" calcext:value-type="string">
            <text:p>PF</text:p>
          </table:table-cell>
          <table:table-cell table:style-name="ce2" office:value-type="string" calcext:value-type="string">
            <text:p>COUNT</text:p>
          </table:table-cell>
          <table:table-cell table:style-name="ce2" office:value-type="string" calcext:value-type="string">
            <text:p>NET PF</text:p>
          </table:table-cell>
          <table:table-cell/>
        </table:table-row>
        <table:table-row table:style-name="ro1">
          <table:table-cell table:number-columns-repeated="3" table:style-name="ce3" office:value-type="float" office:value="0" calcext:value-type="float">
            <text:p>0.00</text:p>
          </table:table-cell>
          <table:table-cell table:style-name="ce13"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1" office:value-type="string" calcext:value-type="string">
            <text:p>CASH OUT</text:p>
          </table:table-cell>
          <table:table-cell table:style-name="ce4"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5"/>
          <table:table-cell table:number-columns-repeated="3"/>
          <table:table-cell office:value-type="float" office:value="5" calcext:value-type="float">
            <text:p>5</text:p>
          </table:table-cell>
          <table:table-cell office:value-type="string" calcext:value-type="string">
            <text:p>LAB</text:p>
          </table:table-cell>
          <table:table-cell table:number-columns-repeated="3" office:value-type="float" office:value="0" calcext:value-type="float">
            <text:p>0.00</text:p>
          </table:table-cell>
          <table:table-cell/>
        </table:table-row>
        <table:table-row table:style-name="ro1">
          <table:table-cell table:style-name="ce5"/>
          <table:table-cell table:number-columns-repeated="3"/>
          <table:table-cell office:value-type="float" office:value="6" calcext:value-type="float">
            <text:p>6</text:p>
          </table:table-cell>
          <table:table-cell office:value-type="string" calcext:value-type="string">
            <text:p>SSS</text:p>
          </table:table-cell>
          <table:table-cell table:number-columns-repeated="3" office:value-type="float" office:value="0" calcext:value-type="float">
            <text:p>0.00</text:p>
          </table:table-cell>
          <table:table-cell/>
        </table:table-row>
        <table:table-row table:style-name="ro1">
          <table:table-cell table:style-name="ce6"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3" office:value-type="float" office:value="0" calcext:value-type="float">
            <text:p>0.00</text:p>
          </table:table-cell>
          <table:table-cell/>
        </table:table-row>
        <table:table-row table:style-name="ro1">
          <table:table-cell table:style-name="ce6" table:number-columns-repeated="2"/>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7" office:value-type="float" office:value="0" calcext:value-type="float">
            <text:p>0.00</text:p>
          </table:table-cell>
          <table:table-cell table:style-name="ce9"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1" office:value-type="string" calcext:value-type="string">
            <text:p>COUNT</text:p>
          </table:table-cell>
          <table:table-cell table:style-name="ce6"/>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4" office:value-type="float" office:value="0" calcext:value-type="float">
            <text:p>0.00</text:p>
          </table:table-cell>
          <table:table-cell table:style-name="ce1"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4" office:value-type="float" office:value="0" calcext:value-type="float">
            <text:p>0.00</text:p>
          </table:table-cell>
          <table:table-cell table:style-name="ce1"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4" office:value-type="float" office:value="0" calcext:value-type="float">
            <text:p>0.00</text:p>
          </table:table-cell>
          <table:table-cell table:style-name="ce1"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DR. PETER)</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6"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8" office:value-type="date" office:date-value="2020-03-25" calcext:value-type="date">
            <text:p>2020-03-25</text:p>
          </table:table-cell>
          <table:table-cell table:style-name="ce10" office:value-type="string" calcext:value-type="string">
            <text:p>WEDNESDAY</text:p>
          </table:table-cell>
          <table:table-cell table:style-name="ce11" office:value-type="string" calcext:value-type="string">
            <text:p>PREV TOTAL</text:p>
          </table:table-cell>
          <table:table-cell table:style-name="ce14" office:value-type="float" office:value="0" calcext:value-type="float">
            <text:p>0.00</text:p>
          </table:table-cell>
          <table:table-cell table:style-name="ce5"/>
          <table:table-cell table:style-name="ce16" office:value-type="string" calcext:value-type="string">
            <text:p>TOTAL</text:p>
          </table:table-cell>
          <table:table-cell table:style-name="ce17" table:formula="of:=SUM([.G3:.G18])" office:value-type="float" office:value="0" calcext:value-type="float">
            <text:p>0.00</text:p>
          </table:table-cell>
          <table:table-cell table:style-name="ce5" table:number-columns-repeated="3"/>
        </table:table-row>
        <table:table-row table:style-name="ro1">
          <table:table-cell table:style-name="ce5" table:number-columns-repeated="2"/>
          <table:table-cell table:style-name="ce12" office:value-type="string" calcext:value-type="string">
            <text:p>GRAND TOTAL</text:p>
          </table:table-cell>
          <table:table-cell table:style-name="ce7" table:formula="of:=[.G19]+[.D19]-[.B4]-[.A11]" office:value-type="float" office:value="0" calcext:value-type="float">
            <text:p>0.00</text:p>
          </table:table-cell>
          <table:table-cell table:style-name="ce5"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1">00/00/0000</text:date>, <text:time style:data-style-name="N2" text:time-value="08:04:30.71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0-05-11T08:13:40.932000000</dc:date>
    <meta:editing-duration>PT6H57M20S</meta:editing-duration>
    <meta:editing-cycles>564</meta:editing-cycles>
    <meta:generator>LibreOffice/6.3.5.2$Windows_x86 LibreOffice_project/dd0751754f11728f69b42ee2af66670068624673</meta:generator>
    <meta:document-statistic meta:table-count="1" meta:cell-count="12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704
' @date updated: 20200511

Global sInputWorkbookPath As String
Global inputWorkbook as Object
Global inputWorkbookWorksheets as Object
Global inputWorksheet as Variant

Global outputWorkbook As Object

Global sReportFromInformationDeskWorksheetName As String
Global sDateToday as String

Global dispatcher as Object
'Global saveAsODSArgs(1) as new com.sun.star.beans.PropertyValue

Global iXRayContainerCount As Integer 'added by Mike, 20200511 
Global medicalDoctorContainer As new Collection 'added by Mike, 20200511

Sub generateReportOfPaymentsForTheDay()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704
' @date updated: 20200511
'
' Input:
' 1) Workbook's worksheet with the transactions data for the Day
'
' Output:
' 1) Automatically computed Amount Paid and Net PF in the Worksheet
' 2) Automatically generated "SUMMARY" Report Today Output Worksheet

'  dim sDateToday as String
  Dim Prop(1) as New com.sun.star.beans.PropertyValue
  Dim saveAsODSArgs(1) as new com.sun.star.beans.PropertyValue


  dispatcher = createUnoService("com.sun.star.frame.DispatchHelper")

  sDateToday = Format(Now(), "yyyy-mm-dd")

  Call autoImportReportFromInformationDesk

  inputWorkbook = ThisComponent 'Application.ThisWorkbook

  saveAsODSArgs(0).Name = "URL"
'  saveAsODSArgs(0).Value = sInputWorkbookPath &amp; "/" &amp; sInputWorkbookFileName 
  saveAsODSArgs(1).Name = "FilterName"
  saveAsODSArgs(1).Value = "writer8"

  sReportFromInformationDeskWorksheet = inputWorkbook.getSheets().getByIndex(0)
  inputWorkbook.getCurrentController.setActiveSheet(sReportFromInformationDeskWorksheet)
  inputWorksheet = inputWorkbook.CurrentController.Frame

  sInputPath = DirectoryNameoutofPath(inputWorkbook.getURL(),"/") &amp; "/"
  sOutputPath = sInputPath 
  
  sInputWorkbookPath = DirectoryNameoutofPath(inputWorkbook.getURL(),"/")
  sInputWorkbookFilename = sOutputPath &amp; "moscReportForTheDayLibreOffice" &amp; ".ods" '".xlsm" 

'  sOutputPath = DirectoryNameoutofPath(inputWorkbook.getURL(),"/") &amp; "/"

  sOutputWorkbookFilename = sOutputPath &amp; "moscReportForTheDayLibreOffice" &amp; sDateToday '".xlsm" 
  
'  msgbox(sOutputWorkbookFilename)
  
  If Not FileExists(sOutputPath) Then
    MkDir(sOutputPath)
  End If

  outputWorkbook = ThisComponent

  If InStr(sOutputWorkbookFilename, sDateToday) Then
  Else
    If FileExists(sOutputWorkbookFilename &amp; ".ods" ) Then
'        MsgBox ("Dito")        
'        Set outputWorkbook = Workbooks.Open(sOutputWorkbookFilename)
        outputWorkbook = stardesktop.LoadComponentFromURL(sOutputWorkbookFilename, "_blank",0, Prop())
    Else
'        MsgBox ("Copy")        
'        ThisWorkbook.SaveCopyAs (sOutputWorkbookFilename)
'        Set outputWorkbook = Workbooks.Open(sOutputWorkbookFilename)

		saveAsODSArgs(0).Value = sInputWorkbookPath &amp; "/" &amp; sOutputWorkbookFilename
        dispatcher.executeDispatch(outputWorkbook.CurrentController.Frame, ".uno:SaveAs", "", 0, saveAsODSArgs())

		outputWorkbook = Workbooks.Open(sOutputWorkbookFilename)
    End If
  End If
  
  'TO-DO: -add: process the auto-imported worksheet from the Information Desk

  'ActiveWindow.Zoom = 180

  'note: this removes the auto-imported worksheet from the Information Desk
  'removed temporarily by Mike, 20200511
'  inputWorkbook.sheets.removeByName(sReportFromInformationDeskWorksheetName)
    	
  sPath = DirectoryNameoutofPath(ThisComponent.getURL(),"/")
'  sFileName = FileNameoutofPath(ThisComponent.getURL(),"/")
  sFileName = "moscReportForTheDayLibreOffice" &amp; sDateToday &amp; ".ods"

  saveAsODSArgs(0).Name = "URL"
  'the following instructions results to an invalid parameter
'  saveAsODSArgs(0).Value = sPath &amp; "/" &amp; split(sFileName,".ods") &amp; sDateToday &amp; ".ods"
  saveAsODSArgs(0).Value = sPath &amp; "/" &amp; sFileName
  saveAsODSArgs(1).Name = "FilterName"
  saveAsODSArgs(1).Value = "writer8"
	
'    msgbox sInputWorkbookFilename

'removed temporarily by Mike, 20200511
'	dispatcher.executeDispatch(inputWorkbook.CurrentController.Frame, ".uno:SaveAs", "", 0, saveAsODSArgs())
	
End Sub

Sub autoImportReportFromInformationDesk()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
' @date updated: 20200510

  GlobalScope.BasicLibraries.loadLibrary("Tools") 
  Dim saveAsODSArgs(1) as new com.sun.star.beans.PropertyValue

'  Dim dispatcher as Object
'  Dim inputWorkbook as Object
'  Dim inputWorkbookWorksheets as Object

'  Dim inputWorksheet as Variant
  Dim reportFrominformationDeskWorkbook as Object

'  Dim Prop(1) as New com.sun.star.beans.PropertyValue
  Dim fileProps(1) as new com.sun.star.beans.PropertyValue
  
  Dim sInputPath As String
  Dim sInputWorkbookFileName As String
'  Dim saveAsODSArgs(1) as new com.sun.star.beans.PropertyValue

'  Dim sInputPath As String
  Dim sInputFilename As String
  
'  dispatcher = createUnoService("com.sun.star.frame.DispatchHelper")

  inputWorkbook = ThisComponent 'Application.ThisWorkbook
  'Set fso = CreateObject("scripting.filesystemobject") 'added by Mike, 20200407

  'sReportFromInformationDeskWorksheetName = "Patients"
  sReportFromInformationDeskWorksheetName = "Patients" &amp; sDateToday

'  msgbox(sDateToday)
'  msgbox(sReportFromInformationDeskWorksheetName)

'  sInputWorkbookPath = inputWorkbook.path
'  sInputWorkbookPath = DirectoryNameoutofPath(ThisComponent.getURL(),"/")
  sInputWorkbookPath = DirectoryNameoutofPath(inputWorkbook.getURL(),"/")
  'sInputWorkbookFileName = FileNameoutofPath(inputWorkbook.getURL(),"/")
  sInputWorkbookFileName = FileNameoutofPath(inputWorkbook.getURL(),"/")
  
  ''sInputPath = Application.ThisWorkbook.path &amp; "\output\informationDesk\"
'  sInputPath = sInputWorkbookPath &amp; "\output\informationDesk\libreOfficeOutput\"
  sInputPath = sInputWorkbookPath &amp; "/output/informationDesk/libreOfficeOutput/"
  sInputFilename = sInputPath &amp; sReportFromInformationDeskWorksheetName &amp; ".csv" '".txt"

'  MsgBox (sInputFilename)

  If Not FileExists(sInputFilename) Then
    'MsgBox (sInputFilename)
    MsgBox ("Mukhang hindi pa naipadadala ang report na may pangalan ng mga may-sakit mula sa Information Desk!")
    End
  End If

  'If a workheet with the sReportFromInformationDeskWorksheetName name, exists
  'oSheets = ThisComponent.Sheets()
  inputWorkbookWorksheets = inputWorkbook.Sheets()
	
  If inputWorkbookWorksheets.hasByName(sReportFromInformationDeskWorksheetName) Then
  Else    
    inputWorkbook.getSheets().insertNewByName(sReportFromInformationDeskWorksheetName, 0)        
  End If

  'inputWorksheet = inputWorkbok.CurrentController.ActiveSheet
  'added: prop parameter to open file without prompt
'  dim fileProps(1) as new com.sun.star.beans.PropertyValue
  fileProps(0).Name = "FilterName"
  fileProps(0).Value = "Text - txt - csv (StarCalc)"
  fileProps(1).Name = "FilterOptions"
  fileProps(1).Value ="44,34,0,1,76,1" '"44,34,76,1,,0,false,true,true,false"

  reportFrominformationDeskWorkbook = stardesktop.LoadComponentFromURL(sInputFilename, "_blank",0, fileProps()) 'Prop())

  dispatcher.executeDispatch(reportFrominformationDeskWorkbook.CurrentController.Frame, ".uno:SelectAll", "", 0, array())
  dispatcher.executeDispatch(reportFrominformationDeskWorkbook.CurrentController.Frame, ".uno:Copy", "", 0, array())

'  dispatcher.executeDispatch(inputWorkbook.CurrentController.Frame, ".uno:SelectAll", "", 0, array())
'  dispatcher.executeDispatch(inputWorkbook.CurrentController.Frame, ".uno:Copy", "", 0, array())

  sReportFromInformationDeskWorksheet = inputWorkbook.getSheets().getByIndex(0)
  inputWorkbook.getCurrentController.setActiveSheet(sReportFromInformationDeskWorksheet)

  dispatcher.executeDispatch(inputWorkbook.CurrentController.Frame, ".uno:Paste", "", 0, array())

  reportFrominformationDeskWorkbook.close(True)

'  msgbox sInputWorkbookPath &amp; "/" &amp; sInputWorkbookFileName

  inputWorkbook = ThisComponent 'Application.ThisWorkbook

  'inputWorkbook.Save
  'if you are certain that saveAsODSArgs(0).Value is correct
  'and the computer is showing an error message 
  'pertaining to an invalid parameter when saving,
  'close and reopen the calc file
  sPath = DirectoryNameoutofPath(ThisComponent.getURL(),"/")
'  MsgBox sPath
  sFileName = FileNameoutofPath(ThisComponent.getURL(),"/")

  saveAsODSArgs(0).Name = "URL"
  saveAsODSArgs(0).Value = sPath &amp; "/" &amp; sFileName 
  saveAsODSArgs(1).Name = "FilterName"
  saveAsODSArgs(1).Value = "writer8"

'  Dim document as Object
'  document  = ThisComponent.CurrentController.Frame
'  dispatcher.executeDispatch(document, ".uno:SaveAs", "", 0, saveAsODSArgs())

  dispatcher.executeDispatch(inputWorkbook.CurrentController.Frame, ".uno:SaveAs", "", 0, saveAsODS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